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arial" fo:font-size="18pt" fo:text-shadow="1pt 1pt" fo:font-weight="bold" officeooo:rsid="001163ee" officeooo:paragraph-rsid="000fca68" fo:background-color="#59c5c7" style:font-size-asian="15.6999998092651pt" style:font-weight-asian="bold" style:font-size-complex="18pt" style:font-weight-complex="600" loext:padding="0.049cm" loext:border="0.99pt solid #000000" loext:shadow="#808080 0.18cm 0.1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note text:id="ftn0" text:note-class="footnote"><text:note-citation>1</text:note-citation><text:note-body><text:p text:style-name="Footnote"/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adornments="Normal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2" style:class="text"/>
    <style:style style:name="Heading" style:family="paragraph" style:parent-style-name="Standard" style:next-style-name="Text_20_body" style:class="text" style:master-page-name="">
      <loext:graphic-properties draw:fill="solid" draw:fill-color="#59c5c7"/>
      <style:paragraph-properties fo:margin-top="0.423cm" fo:margin-bottom="0.212cm" loext:contextual-spacing="false" style:page-number="auto" fo:background-color="#59c5c7" style:shadow="#808080 0.3cm 0.3cm" fo:keep-with-next="always">
        <style:tab-stops/>
      </style:paragraph-properties>
      <style:text-properties fo:color="#ffffff" style:text-outline="true" style:font-name="arial" fo:font-family="arial" style:font-style-name="Normal" style:font-family-generic="swiss" fo:font-size="18pt" fo:text-shadow="1pt 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Heading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default-outline-level="2" style:class="text">
      <loext:graphic-properties draw:fill="none" draw:fill-color="#59c5c7"/>
      <style:paragraph-properties fo:margin-top="0.353cm" fo:margin-bottom="0.212cm" loext:contextual-spacing="false" fo:background-color="transparent" fo:padding="0.049cm" fo:border-left="none" fo:border-right="none" fo:border-top="none" fo:border-bottom="0.06pt solid #000000" style:shadow="none">
        <style:tab-stops/>
      </style:paragraph-properties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/>
      <style:paragraph-properties fo:margin-top="0.247cm" fo:margin-bottom="0.212cm" loext:contextual-spacing="false" style:page-number="auto" fo:background-color="transparent" fo:padding="0.049cm" fo:border-left="none" fo:border-right="none" fo:border-top="none" fo:border-bottom="0.06pt solid #000000" style:shadow="none"/>
      <style:text-properties style:use-window-font-color="true" style:text-outline="false" fo:font-size="14pt" fo:text-shadow="none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7T18:32:23.386962681</meta:creation-date>
    <meta:generator>LibreOffice/6.0.4.1$Linux_X86_64 LibreOffice_project/00m0$Build-1</meta:generator>
    <dc:date>2019-10-17T18:47:34.904488140</dc:date>
    <dc:creator>I116-05 </dc:creator>
    <meta:editing-duration>PT3M49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</office:meta>
</office:document-meta>
</file>